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Helper.filter( Collection col , 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Helper.getArtifactTypeFilter( String 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Helper.Filt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